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b987" officeooo:paragraph-rsid="001ab987"/>
    </style:style>
    <style:style style:name="T1" style:family="text">
      <style:text-properties officeooo:rsid="001ca4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sas que mejorar:</text:p>
      <text:p text:style-name="P1"/>
      <text:p text:style-name="P1">- Debe tener los estilos del CSS en un archivo aparte para limpiar la estructura HTML</text:p>
      <text:p text:style-name="P1">- Basarse en Mobile First para diseno mas responsivo</text:p>
      <text:p text:style-name="P1">- <text:span text:style-name="T1">Estructura del proyecto</text:span></text:p>
      <text:p text:style-name="P1">- El header debe estar fijo para que sirva de acceso rapido a las otras paginas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1:01:34.494710526</meta:creation-date>
    <dc:date>2024-09-03T12:19:48.970125478</dc:date>
    <meta:editing-duration>PT1H18M17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5" meta:word-count="48" meta:character-count="260" meta:non-whitespace-character-count="217"/>
  </office:meta>
</office:document-meta>
</file>